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Default_5f_1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Default_5f_1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Default_5f_1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Default_5f_1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Default_5f_1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Default_5f_1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Default_5f_1">
      <style:graphic-properties draw:stroke="none" svg:stroke-color="#000000" draw:fill="none" draw:fill-color="#ffffff" fo:min-height="2.845cm"/>
    </style:style>
    <style:style style:name="gr20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85cm" fo:min-width="0.364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071cm" fo:min-width="1.885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1" style:family="graphic" style:parent-style-name="Default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Default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Default_5f_1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Default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Default_5f_1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9" style:family="graphic" style:parent-style-name="Default_5f_1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Default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Default_5f_1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1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Default_5f_1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Default_5f_1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Default_5f_1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Default_5f_1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Default_5f_1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objectwithoutfill">
      <style:graphic-properties draw:fill="none" draw:textarea-vertical-align="middle"/>
    </style:style>
    <style:style style:name="gr17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036cm" fo:min-width="0cm"/>
    </style:style>
    <style:style style:name="gr175" style:family="graphic" style:parent-style-name="Default_5f_1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Default_5f_1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Default_5f_1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Default_5f_1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Default_5f_1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Default_5f_1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Default_5f_1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Default_5f_1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Default_5f_1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Default_5f_1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none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gradient" draw:fill-color="#cfe7f5" draw:secondary-fill-color="#cfe7e5" draw:fill-gradient-name="Gradient_20_2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Gradient_20_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Gradient_20_4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Gradient_20_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Gradient_20_6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Gradient_20_7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Gradient_20_8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f7941d" draw:secondary-fill-color="#cfe7e5" draw:fill-gradient-name="Gradient_20_9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32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1" draw:text-style-name="P1" draw:layer="layout" svg:width="4.016cm" svg:height="2.235cm" svg:x="10.555cm" svg:y="15.979cm" svg:viewBox="0 0 4017 2236" svg:d="M3 2236c334 0 4014-1390 4014-1813s-517-423-852-423c0 181-3283 906-3162 2236z">
            <text:p/>
          </draw:path>
          <draw:g>
            <draw:polygon draw:style-name="gr2" draw:text-style-name="P2" draw:layer="layout" svg:width="4.573cm" svg:height="4.132cm" svg:x="5.688cm" svg:y="15.212cm" svg:viewBox="0 0 4574 4133" draw:points="0,1504 0,0 4574,2631 4574,4133">
              <text:p/>
            </draw:polygon>
            <draw:polygon draw:style-name="gr3" draw:text-style-name="P3" draw:layer="layout" svg:width="3.92cm" svg:height="3.757cm" svg:x="10.263cm" svg:y="15.589cm" svg:viewBox="0 0 3921 3758" draw:points="0,3758 0,2254 3921,0 3921,1504">
              <text:p/>
            </draw:polygon>
            <draw:polygon draw:style-name="gr4" draw:text-style-name="P4" draw:layer="layout" svg:width="8.495cm" svg:height="4.884cm" svg:x="5.688cm" svg:y="12.958cm" svg:viewBox="0 0 8496 4885" draw:points="4574,4885 0,2254 3921,0 8496,2631">
              <text:p/>
            </draw:polygon>
            <draw:line draw:style-name="gr5" draw:text-style-name="P5" draw:layer="layout" svg:x1="7.257cm" svg:y1="16.415cm" svg:x2="7.257cm" svg:y2="17.317cm">
              <text:p/>
            </draw:line>
            <draw:line draw:style-name="gr6" draw:text-style-name="P5" draw:layer="layout" svg:x1="10.134cm" svg:y1="18.34cm" svg:x2="8.042cm" svg:y2="17.137cm">
              <text:p/>
            </draw:line>
            <draw:line draw:style-name="gr7" draw:text-style-name="P5" draw:layer="layout" svg:x1="8.029cm" svg:y1="16.866cm" svg:x2="8.029cm" svg:y2="17.167cm">
              <text:p/>
            </draw:line>
            <draw:line draw:style-name="gr8" draw:text-style-name="P5" draw:layer="layout" svg:x1="10.121cm" svg:y1="18.069cm" svg:x2="10.121cm" svg:y2="18.37cm">
              <text:p/>
            </draw:line>
            <draw:line draw:style-name="gr9" draw:text-style-name="P5" draw:layer="layout" svg:x1="10.121cm" svg:y1="18.069cm" svg:x2="8.029cm" svg:y2="16.866cm">
              <text:p/>
            </draw:line>
            <draw:polygon draw:style-name="gr10" draw:text-style-name="P6" draw:layer="layout" svg:width="0.26cm" svg:height="0.45cm" svg:x="7.519cm" svg:y="16.565cm" svg:viewBox="0 0 261 451" draw:points="0,301 0,0 261,150 261,451">
              <text:p/>
            </draw:polygon>
            <draw:line draw:style-name="gr11" draw:text-style-name="P5" draw:layer="layout" svg:x1="6.996cm" svg:y1="16.265cm" svg:x2="6.996cm" svg:y2="17.167cm">
              <text:p/>
            </draw:line>
            <draw:line draw:style-name="gr12" draw:text-style-name="P5" draw:layer="layout" svg:x1="6.734cm" svg:y1="16.114cm" svg:x2="6.734cm" svg:y2="17.016cm">
              <text:p/>
            </draw:line>
            <draw:line draw:style-name="gr13" draw:text-style-name="P5" draw:layer="layout" svg:x1="6.473cm" svg:y1="15.964cm" svg:x2="6.473cm" svg:y2="16.866cm">
              <text:p/>
            </draw:line>
            <draw:line draw:style-name="gr14" draw:text-style-name="P5" draw:layer="layout" svg:x1="6.211cm" svg:y1="15.814cm" svg:x2="6.211cm" svg:y2="16.716cm">
              <text:p/>
            </draw:line>
            <draw:line draw:style-name="gr15" draw:text-style-name="P5" draw:layer="layout" svg:x1="5.95cm" svg:y1="15.663cm" svg:x2="5.95cm" svg:y2="16.565cm">
              <text:p/>
            </draw:line>
            <draw:polygon draw:style-name="gr16" draw:text-style-name="P2" draw:layer="layout" svg:width="0.26cm" svg:height="1.653cm" svg:x="5.427cm" svg:y="15.062cm" svg:viewBox="0 0 261 1654" draw:points="0,1504 0,0 261,150 261,1654">
              <text:p/>
            </draw:polygon>
            <draw:polygon draw:style-name="gr17" draw:text-style-name="P2" draw:layer="layout" svg:width="0.26cm" svg:height="1.653cm" svg:x="10.263cm" svg:y="17.843cm" svg:viewBox="0 0 261 1654" draw:points="0,1504 0,0 261,150 261,1654">
              <text:p/>
            </draw:polygon>
            <draw:polygon draw:style-name="gr18" draw:text-style-name="P7" draw:layer="layout" svg:width="8.757cm" svg:height="6.538cm" svg:x="5.427cm" svg:y="12.958cm" svg:viewBox="0 0 8758 6539" draw:points="0,3607 0,2104 261,2254 4182,0 8758,2631 8758,4133 5097,6238 5097,6539">
              <text:p/>
            </draw:polygon>
          </draw:g>
          <draw:frame draw:style-name="gr19" draw:text-style-name="P9" draw:layer="layout" svg:width="5.152cm" svg:height="3.095cm" svg:x="7.358cm" svg:y="14.24cm">
            <draw:text-box>
              <text:p text:style-name="P8">TensorFlow Serving Server</text:p>
              <text:p text:style-name="P8">+</text:p>
              <text:p text:style-name="P8">Model</text:p>
            </draw:text-box>
          </draw:frame>
        </draw:g>
        <draw:g>
          <draw:custom-shape draw:style-name="gr20" draw:text-style-name="P10" draw:layer="layout" svg:width="1.276cm" svg:height="1.095cm" svg:x="11.943cm" svg:y="16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1" draw:text-style-name="P11" draw:layer="layout" svg:width="0.778cm" svg:height="1.024cm" svg:x="12.227cm" svg:y="16.93cm" svg:viewBox="0 0 779 1025" draw:points="0,71 141,71 212,36 354,0 566,71 425,71 496,177 284,353 212,388 141,424 284,495 354,565 566,565 779,671 637,883 425,1025 425,813 284,671 354,601 212,495 71,460 0,318">
            <text:p/>
          </draw:polygon>
          <draw:path draw:style-name="gr22" draw:text-style-name="P11" draw:layer="layout" svg:width="0.321cm" svg:height="0.466cm" svg:x="12.864cm" svg:y="16.993cm" svg:viewBox="0 0 322 467" svg:d="M284 467v-36l-72-106v-106l-71-142-141-70c141-70 425 389 284 460z">
            <text:p/>
          </draw:path>
          <draw:g>
            <draw:line draw:style-name="gr23" draw:text-style-name="P12" draw:layer="layout" svg:x1="12.51cm" svg:y1="17.601cm" svg:x2="12.439cm" svg:y2="17.354cm">
              <text:p/>
            </draw:line>
            <draw:line draw:style-name="gr24" draw:text-style-name="P12" draw:layer="layout" svg:x1="12.509cm" svg:y1="17.602cm" svg:x2="12.58cm" svg:y2="17.425cm">
              <text:p/>
            </draw:line>
            <draw:line draw:style-name="gr25" draw:text-style-name="P12" draw:layer="layout" svg:x1="12.651cm" svg:y1="17.602cm" svg:x2="12.58cm" svg:y2="17.425cm">
              <text:p/>
            </draw:line>
            <draw:line draw:style-name="gr26" draw:text-style-name="P12" draw:layer="layout" svg:x1="12.652cm" svg:y1="17.601cm" svg:x2="12.723cm" svg:y2="17.354cm">
              <text:p/>
            </draw:line>
          </draw:g>
          <draw:g>
            <draw:line draw:style-name="gr27" draw:text-style-name="P12" draw:layer="layout" svg:x1="12.935cm" svg:y1="17.601cm" svg:x2="12.864cm" svg:y2="17.354cm">
              <text:p/>
            </draw:line>
            <draw:line draw:style-name="gr28" draw:text-style-name="P12" draw:layer="layout" svg:x1="12.934cm" svg:y1="17.602cm" svg:x2="13.005cm" svg:y2="17.425cm">
              <text:p/>
            </draw:line>
            <draw:line draw:style-name="gr29" draw:text-style-name="P12" draw:layer="layout" svg:x1="13.076cm" svg:y1="17.602cm" svg:x2="13.005cm" svg:y2="17.425cm">
              <text:p/>
            </draw:line>
            <draw:line draw:style-name="gr30" draw:text-style-name="P12" draw:layer="layout" svg:x1="13.077cm" svg:y1="17.601cm" svg:x2="13.148cm" svg:y2="17.354cm">
              <text:p/>
            </draw:line>
          </draw:g>
          <draw:g>
            <draw:line draw:style-name="gr31" draw:text-style-name="P12" draw:layer="layout" svg:x1="12.085cm" svg:y1="17.601cm" svg:x2="12.014cm" svg:y2="17.354cm">
              <text:p/>
            </draw:line>
            <draw:line draw:style-name="gr32" draw:text-style-name="P12" draw:layer="layout" svg:x1="12.084cm" svg:y1="17.602cm" svg:x2="12.155cm" svg:y2="17.425cm">
              <text:p/>
            </draw:line>
            <draw:line draw:style-name="gr33" draw:text-style-name="P12" draw:layer="layout" svg:x1="12.227cm" svg:y1="17.602cm" svg:x2="12.156cm" svg:y2="17.425cm">
              <text:p/>
            </draw:line>
            <draw:line draw:style-name="gr34" draw:text-style-name="P12" draw:layer="layout" svg:x1="12.227cm" svg:y1="17.601cm" svg:x2="12.298cm" svg:y2="17.354cm">
              <text:p/>
            </draw:line>
          </draw:g>
        </draw:g>
        <draw:g xml:id="id1" draw:id="id1">
          <draw:custom-shape draw:style-name="gr35" draw:text-style-name="P10" draw:layer="layout" svg:width="3.429cm" svg:height="3.339cm" svg:x="8.366cm" svg:y="1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6" draw:text-style-name="P11" draw:layer="layout" svg:width="2.095cm" svg:height="3.124cm" svg:x="9.128cm" svg:y="1.324cm" svg:viewBox="0 0 2096 3125" draw:points="0,216 382,216 571,107 953,0 1524,216 1144,216 1333,538 762,1077 571,1184 382,1293 762,1508 953,1724 1524,1724 2096,2047 1715,2692 1144,3125 1144,2478 762,2047 953,1831 571,1508 191,1401 0,970">
            <text:p/>
          </draw:polygon>
          <draw:path draw:style-name="gr37" draw:text-style-name="P11" draw:layer="layout" svg:width="0.865cm" svg:height="1.422cm" svg:x="10.842cm" svg:y="1.518cm" svg:viewBox="0 0 866 1423" svg:d="M762 1423v-107l-191-323v-324l-189-430-382-216c382-217 1144 1184 762 1400z">
            <text:p/>
          </draw:path>
          <draw:g>
            <draw:line draw:style-name="gr38" draw:text-style-name="P12" draw:layer="layout" svg:x1="9.89cm" svg:y1="3.372cm" svg:x2="9.699cm" svg:y2="2.618cm">
              <text:p/>
            </draw:line>
            <draw:line draw:style-name="gr39" draw:text-style-name="P12" draw:layer="layout" svg:x1="9.89cm" svg:y1="3.37cm" svg:x2="10.081cm" svg:y2="2.832cm">
              <text:p/>
            </draw:line>
            <draw:line draw:style-name="gr40" draw:text-style-name="P12" draw:layer="layout" svg:x1="10.272cm" svg:y1="3.37cm" svg:x2="10.081cm" svg:y2="2.832cm">
              <text:p/>
            </draw:line>
            <draw:line draw:style-name="gr41" draw:text-style-name="P12" draw:layer="layout" svg:x1="10.271cm" svg:y1="3.372cm" svg:x2="10.462cm" svg:y2="2.618cm">
              <text:p/>
            </draw:line>
          </draw:g>
          <draw:g>
            <draw:line draw:style-name="gr42" draw:text-style-name="P12" draw:layer="layout" svg:x1="11.033cm" svg:y1="3.372cm" svg:x2="10.842cm" svg:y2="2.618cm">
              <text:p/>
            </draw:line>
            <draw:line draw:style-name="gr43" draw:text-style-name="P12" draw:layer="layout" svg:x1="11.033cm" svg:y1="3.37cm" svg:x2="11.224cm" svg:y2="2.832cm">
              <text:p/>
            </draw:line>
            <draw:line draw:style-name="gr44" draw:text-style-name="P12" draw:layer="layout" svg:x1="11.415cm" svg:y1="3.37cm" svg:x2="11.224cm" svg:y2="2.832cm">
              <text:p/>
            </draw:line>
            <draw:line draw:style-name="gr45" draw:text-style-name="P12" draw:layer="layout" svg:x1="11.413cm" svg:y1="3.372cm" svg:x2="11.604cm" svg:y2="2.618cm">
              <text:p/>
            </draw:line>
          </draw:g>
          <draw:g>
            <draw:line draw:style-name="gr46" draw:text-style-name="P12" draw:layer="layout" svg:x1="8.748cm" svg:y1="3.372cm" svg:x2="8.557cm" svg:y2="2.618cm">
              <text:p/>
            </draw:line>
            <draw:line draw:style-name="gr47" draw:text-style-name="P12" draw:layer="layout" svg:x1="8.748cm" svg:y1="3.37cm" svg:x2="8.939cm" svg:y2="2.832cm">
              <text:p/>
            </draw:line>
            <draw:line draw:style-name="gr48" draw:text-style-name="P12" draw:layer="layout" svg:x1="9.128cm" svg:y1="3.37cm" svg:x2="8.937cm" svg:y2="2.832cm">
              <text:p/>
            </draw:line>
            <draw:line draw:style-name="gr49" draw:text-style-name="P12" draw:layer="layout" svg:x1="9.128cm" svg:y1="3.372cm" svg:x2="9.319cm" svg:y2="2.618cm">
              <text:p/>
            </draw:line>
          </draw:g>
        </draw:g>
        <draw:connector draw:style-name="gr50" draw:text-style-name="P13" draw:layer="layout" svg:x1="10.08cm" svg:y1="4.556cm" svg:x2="10.096cm" svg:y2="6.603cm" draw:start-shape="id1" draw:start-glue-point="2" draw:end-shape="id2" draw:end-glue-point="4" svg:d="M10080 4556v1024h16v1023" svg:viewBox="0 0 17 2048">
          <text:p text:style-name="P8"><text:span text:style-name="T1">HTTP(S) + REST</text:span></text:p>
        </draw:connector>
        <draw:g xml:id="id3" draw:id="id3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51" draw:text-style-name="P1" draw:layer="layout" svg:width="0.963cm" svg:height="0.609cm" svg:x="6.071cm" svg:y="26.955cm" svg:viewBox="0 0 964 610" svg:d="M0 610c242 0 964-203 964-356 0-152-22-254-264-254 0 153-704 153-700 610z">
              <text:p/>
            </draw:path>
            <draw:g>
              <draw:polygon draw:style-name="gr52" draw:text-style-name="P14" draw:layer="layout" svg:width="0.439cm" svg:height="0.508cm" svg:x="5.715cm" svg:y="27.057cm" svg:viewBox="0 0 440 509" draw:points="0,305 88,0 440,203 352,509">
                <text:p/>
              </draw:polygon>
              <draw:polygon draw:style-name="gr53" draw:text-style-name="P15" draw:layer="layout" svg:width="0.967cm" svg:height="0.558cm" svg:x="5.803cm" svg:y="26.701cm" svg:viewBox="0 0 968 559" draw:points="0,356 176,203 440,51 616,0 968,203 792,254 528,407 352,559">
                <text:p/>
              </draw:polygon>
              <draw:path draw:style-name="gr54" draw:text-style-name="P16" draw:layer="layout" svg:width="0.791cm" svg:height="0.66cm" svg:x="6.067cm" svg:y="26.904cm" svg:viewBox="0 0 792 661" svg:d="M792 203c0-305-176-203-352-101-176 101-352 101-440 559 0 0 352-203 792-458z">
                <text:p/>
              </draw:path>
              <draw:path draw:style-name="gr55" draw:text-style-name="P7" draw:layer="layout" svg:width="1.143cm" svg:height="0.864cm" svg:x="5.715cm" svg:y="26.701cm" svg:viewBox="0 0 1144 865" svg:d="M704 0c-176 51-176 51-352 153-88 50-264 101-352 508 176 102 176 102 352 204 101-47 616-356 792-458 0-254-176-254-440-407z">
                <text:p/>
              </draw:path>
            </draw:g>
          </draw:g>
          <draw:g>
            <draw:path draw:style-name="gr56" draw:text-style-name="P1" draw:layer="layout" svg:width="1.583cm" svg:height="1.22cm" svg:x="5.275cm" svg:y="24.514cm" svg:viewBox="0 0 1584 1221" svg:d="M6 1221c241 0 1578-51 1578-509s-460-712-701-712c0 153-965 102-877 1221z">
              <text:p/>
            </draw:path>
            <draw:g>
              <draw:polygon draw:style-name="gr57" draw:text-style-name="P14" draw:layer="layout" svg:width="0.879cm" svg:height="0.711cm" svg:x="4.395cm" svg:y="25.023cm" svg:viewBox="0 0 880 712" draw:points="0,203 0,0 880,509 880,712">
                <text:p/>
              </draw:polygon>
              <draw:polygon draw:style-name="gr58" draw:text-style-name="P14" draw:layer="layout" svg:width="0.879cm" svg:height="0.864cm" svg:x="5.099cm" svg:y="24.26cm" svg:viewBox="0 0 880 865" draw:points="0,356 0,0 880,509 880,865">
                <text:p/>
              </draw:polygon>
              <draw:polygon draw:style-name="gr59" draw:text-style-name="P15" draw:layer="layout" svg:width="1.583cm" svg:height="0.914cm" svg:x="4.395cm" svg:y="24.616cm" svg:viewBox="0 0 1584 915" draw:points="0,407 704,0 1584,509 880,915">
                <text:p/>
              </draw:polygon>
              <draw:polygon draw:style-name="gr60" draw:text-style-name="P16" draw:layer="layout" svg:width="0.879cm" svg:height="0.864cm" svg:x="5.275cm" svg:y="24.87cm" svg:viewBox="0 0 880 865" draw:points="0,865 0,661 704,254 704,0 880,102 880,356">
                <text:p/>
              </draw:polygon>
              <draw:polygon draw:style-name="gr61" draw:text-style-name="P14" draw:layer="layout" svg:width="2.814cm" svg:height="3.864cm" svg:x="3.428cm" svg:y="21.158cm" svg:viewBox="0 0 2815 3865" draw:points="0,2238 0,0 2815,1627 2815,3865">
                <text:p/>
              </draw:polygon>
              <draw:polygon draw:style-name="gr62" draw:text-style-name="P17" draw:layer="layout" svg:width="2.638cm" svg:height="3.559cm" svg:x="3.516cm" svg:y="21.31cm" svg:viewBox="0 0 2639 3560" draw:points="0,2034 0,0 2639,1526 2639,3560">
                <text:p/>
              </draw:polygon>
              <draw:polygon draw:style-name="gr63" draw:text-style-name="P15" draw:layer="layout" svg:width="2.99cm" svg:height="1.728cm" svg:x="3.428cm" svg:y="21.056cm" svg:viewBox="0 0 2991 1729" draw:points="2815,1729 0,102 176,0 2991,1627">
                <text:p/>
              </draw:polygon>
              <draw:polygon draw:style-name="gr64" draw:text-style-name="P16" draw:layer="layout" svg:width="0.175cm" svg:height="2.338cm" svg:x="6.243cm" svg:y="22.683cm" svg:viewBox="0 0 176 2339" draw:points="0,2339 0,102 176,0 176,2238">
                <text:p/>
              </draw:polygon>
              <draw:polygon draw:style-name="gr65" draw:text-style-name="P7" draw:layer="layout" svg:width="2.99cm" svg:height="4.678cm" svg:x="3.428cm" svg:y="21.056cm" svg:viewBox="0 0 2991 4679" draw:points="176,0 2991,1627 2991,3865 2815,3967 2727,3916 2727,4170 1848,4679 968,4170 968,3967 1672,3560 1672,3306 0,2339 0,102">
                <text:p/>
              </draw:polygon>
            </draw:g>
          </draw:g>
          <draw:g>
            <draw:path draw:style-name="gr66" draw:text-style-name="P1" draw:layer="layout" svg:width="1.145cm" svg:height="0.609cm" svg:x="4.921cm" svg:y="26.396cm" svg:viewBox="0 0 1146 610" svg:d="M6 610c242 0 1140-254 1140-407 0-152-22-203-264-203 0 153-967 102-876 610z">
              <text:p/>
            </draw:path>
            <draw:g>
              <draw:polygon draw:style-name="gr67" draw:text-style-name="P15" draw:layer="layout" svg:width="3.782cm" svg:height="2.186cm" svg:x="2.108cm" svg:y="24.667cm" svg:viewBox="0 0 3783 2187" draw:points="2815,2187 0,559 968,0 3783,1627">
                <text:p/>
              </draw:polygon>
              <draw:polygon draw:style-name="gr68" draw:text-style-name="P18" draw:layer="layout" svg:width="2.55cm" svg:height="1.474cm" svg:x="2.372cm" svg:y="24.819cm" svg:viewBox="0 0 2551 1475" draw:points="0,407 704,0 2551,1068 1848,1475">
                <text:p/>
              </draw:polygon>
              <draw:polygon draw:style-name="gr69" draw:text-style-name="P18" draw:layer="layout" svg:width="1.231cm" svg:height="0.711cm" svg:x="4.395cm" svg:y="25.989cm" svg:viewBox="0 0 1232 712" draw:points="0,407 704,0 1232,305 528,712">
                <text:p/>
              </draw:polygon>
              <draw:polygon draw:style-name="gr70" draw:text-style-name="P16" draw:layer="layout" svg:width="0.967cm" svg:height="0.762cm" svg:x="4.923cm" svg:y="26.294cm" svg:viewBox="0 0 968 763" draw:points="0,763 0,559 968,0 968,203">
                <text:p/>
              </draw:polygon>
              <draw:line draw:style-name="gr71" draw:text-style-name="P5" draw:layer="layout" svg:x1="2.548cm" svg:y1="25.124cm" svg:x2="4.396cm" svg:y2="26.192cm">
                <text:p/>
              </draw:line>
              <draw:line draw:style-name="gr72" draw:text-style-name="P5" draw:layer="layout" svg:x1="2.724cm" svg:y1="25.023cm" svg:x2="4.572cm" svg:y2="26.091cm">
                <text:p/>
              </draw:line>
              <draw:line draw:style-name="gr73" draw:text-style-name="P5" draw:layer="layout" svg:x1="2.9cm" svg:y1="24.921cm" svg:x2="4.748cm" svg:y2="25.989cm">
                <text:p/>
              </draw:line>
              <draw:line draw:style-name="gr74" draw:text-style-name="P5" draw:layer="layout" svg:x1="4.571cm" svg:y1="25.888cm" svg:x2="4.747cm" svg:y2="25.786cm">
                <text:p/>
              </draw:line>
              <draw:line draw:style-name="gr75" draw:text-style-name="P5" draw:layer="layout" svg:x1="4.395cm" svg:y1="25.786cm" svg:x2="4.571cm" svg:y2="25.684cm">
                <text:p/>
              </draw:line>
              <draw:line draw:style-name="gr76" draw:text-style-name="P5" draw:layer="layout" svg:x1="4.219cm" svg:y1="25.684cm" svg:x2="4.395cm" svg:y2="25.582cm">
                <text:p/>
              </draw:line>
              <draw:line draw:style-name="gr77" draw:text-style-name="P5" draw:layer="layout" svg:x1="4.307cm" svg:y1="25.938cm" svg:x2="4.483cm" svg:y2="25.836cm">
                <text:p/>
              </draw:line>
              <draw:line draw:style-name="gr78" draw:text-style-name="P5" draw:layer="layout" svg:x1="4.132cm" svg:y1="25.837cm" svg:x2="4.308cm" svg:y2="25.735cm">
                <text:p/>
              </draw:line>
              <draw:line draw:style-name="gr79" draw:text-style-name="P5" draw:layer="layout" svg:x1="3.956cm" svg:y1="25.735cm" svg:x2="4.132cm" svg:y2="25.633cm">
                <text:p/>
              </draw:line>
              <draw:line draw:style-name="gr80" draw:text-style-name="P5" draw:layer="layout" svg:x1="4.044cm" svg:y1="25.582cm" svg:x2="4.22cm" svg:y2="25.48cm">
                <text:p/>
              </draw:line>
              <draw:line draw:style-name="gr81" draw:text-style-name="P5" draw:layer="layout" svg:x1="3.78cm" svg:y1="25.633cm" svg:x2="3.956cm" svg:y2="25.531cm">
                <text:p/>
              </draw:line>
              <draw:line draw:style-name="gr82" draw:text-style-name="P5" draw:layer="layout" svg:x1="3.868cm" svg:y1="25.481cm" svg:x2="4.044cm" svg:y2="25.379cm">
                <text:p/>
              </draw:line>
              <draw:line draw:style-name="gr83" draw:text-style-name="P5" draw:layer="layout" svg:x1="3.692cm" svg:y1="25.379cm" svg:x2="3.868cm" svg:y2="25.277cm">
                <text:p/>
              </draw:line>
              <draw:line draw:style-name="gr84" draw:text-style-name="P5" draw:layer="layout" svg:x1="3.516cm" svg:y1="25.277cm" svg:x2="3.692cm" svg:y2="25.175cm">
                <text:p/>
              </draw:line>
              <draw:line draw:style-name="gr85" draw:text-style-name="P5" draw:layer="layout" svg:x1="3.604cm" svg:y1="25.532cm" svg:x2="3.78cm" svg:y2="25.43cm">
                <text:p/>
              </draw:line>
              <draw:line draw:style-name="gr86" draw:text-style-name="P5" draw:layer="layout" svg:x1="3.428cm" svg:y1="25.43cm" svg:x2="3.604cm" svg:y2="25.328cm">
                <text:p/>
              </draw:line>
              <draw:line draw:style-name="gr87" draw:text-style-name="P5" draw:layer="layout" svg:x1="3.252cm" svg:y1="25.328cm" svg:x2="3.428cm" svg:y2="25.226cm">
                <text:p/>
              </draw:line>
              <draw:line draw:style-name="gr88" draw:text-style-name="P5" draw:layer="layout" svg:x1="3.34cm" svg:y1="25.176cm" svg:x2="3.516cm" svg:y2="25.074cm">
                <text:p/>
              </draw:line>
              <draw:line draw:style-name="gr89" draw:text-style-name="P5" draw:layer="layout" svg:x1="3.076cm" svg:y1="25.226cm" svg:x2="3.252cm" svg:y2="25.124cm">
                <text:p/>
              </draw:line>
              <draw:line draw:style-name="gr90" draw:text-style-name="P5" draw:layer="layout" svg:x1="3.164cm" svg:y1="25.074cm" svg:x2="3.34cm" svg:y2="24.972cm">
                <text:p/>
              </draw:line>
              <draw:line draw:style-name="gr91" draw:text-style-name="P5" draw:layer="layout" svg:x1="2.988cm" svg:y1="24.972cm" svg:x2="3.164cm" svg:y2="24.87cm">
                <text:p/>
              </draw:line>
              <draw:line draw:style-name="gr92" draw:text-style-name="P5" draw:layer="layout" svg:x1="2.9cm" svg:y1="25.125cm" svg:x2="3.076cm" svg:y2="25.023cm">
                <text:p/>
              </draw:line>
              <draw:line draw:style-name="gr93" draw:text-style-name="P5" draw:layer="layout" svg:x1="4.044cm" svg:y1="25.989cm" svg:x2="4.22cm" svg:y2="25.887cm">
                <text:p/>
              </draw:line>
              <draw:line draw:style-name="gr94" draw:text-style-name="P5" draw:layer="layout" svg:x1="3.868cm" svg:y1="25.888cm" svg:x2="4.044cm" svg:y2="25.786cm">
                <text:p/>
              </draw:line>
              <draw:line draw:style-name="gr95" draw:text-style-name="P5" draw:layer="layout" svg:x1="3.692cm" svg:y1="25.786cm" svg:x2="3.868cm" svg:y2="25.684cm">
                <text:p/>
              </draw:line>
              <draw:line draw:style-name="gr96" draw:text-style-name="P5" draw:layer="layout" svg:x1="3.604cm" svg:y1="25.938cm" svg:x2="3.78cm" svg:y2="25.836cm">
                <text:p/>
              </draw:line>
              <draw:line draw:style-name="gr97" draw:text-style-name="P5" draw:layer="layout" svg:x1="3.428cm" svg:y1="25.837cm" svg:x2="3.604cm" svg:y2="25.735cm">
                <text:p/>
              </draw:line>
              <draw:line draw:style-name="gr98" draw:text-style-name="P5" draw:layer="layout" svg:x1="3.516cm" svg:y1="25.684cm" svg:x2="3.692cm" svg:y2="25.582cm">
                <text:p/>
              </draw:line>
              <draw:line draw:style-name="gr99" draw:text-style-name="P5" draw:layer="layout" svg:x1="3.34cm" svg:y1="25.582cm" svg:x2="3.516cm" svg:y2="25.48cm">
                <text:p/>
              </draw:line>
              <draw:line draw:style-name="gr100" draw:text-style-name="P5" draw:layer="layout" svg:x1="3.164cm" svg:y1="25.481cm" svg:x2="3.34cm" svg:y2="25.379cm">
                <text:p/>
              </draw:line>
              <draw:line draw:style-name="gr101" draw:text-style-name="P5" draw:layer="layout" svg:x1="2.988cm" svg:y1="25.379cm" svg:x2="3.164cm" svg:y2="25.277cm">
                <text:p/>
              </draw:line>
              <draw:line draw:style-name="gr102" draw:text-style-name="P5" draw:layer="layout" svg:x1="2.724cm" svg:y1="25.43cm" svg:x2="2.9cm" svg:y2="25.328cm">
                <text:p/>
              </draw:line>
              <draw:line draw:style-name="gr103" draw:text-style-name="P5" draw:layer="layout" svg:x1="2.812cm" svg:y1="25.277cm" svg:x2="2.988cm" svg:y2="25.175cm">
                <text:p/>
              </draw:line>
              <draw:line draw:style-name="gr104" draw:text-style-name="P5" draw:layer="layout" svg:x1="2.548cm" svg:y1="25.328cm" svg:x2="2.724cm" svg:y2="25.226cm">
                <text:p/>
              </draw:line>
              <draw:line draw:style-name="gr105" draw:text-style-name="P5" draw:layer="layout" svg:x1="3.956cm" svg:y1="26.142cm" svg:x2="4.132cm" svg:y2="26.04cm">
                <text:p/>
              </draw:line>
              <draw:line draw:style-name="gr106" draw:text-style-name="P5" draw:layer="layout" svg:x1="3.78cm" svg:y1="26.04cm" svg:x2="3.956cm" svg:y2="25.938cm">
                <text:p/>
              </draw:line>
              <draw:line draw:style-name="gr107" draw:text-style-name="P5" draw:layer="layout" svg:x1="4.571cm" svg:y1="26.498cm" svg:x2="5.275cm" svg:y2="26.091cm">
                <text:p/>
              </draw:line>
              <draw:line draw:style-name="gr108" draw:text-style-name="P5" draw:layer="layout" svg:x1="4.747cm" svg:y1="26.599cm" svg:x2="5.451cm" svg:y2="26.192cm">
                <text:p/>
              </draw:line>
              <draw:line draw:style-name="gr109" draw:text-style-name="P5" draw:layer="layout" svg:x1="4.923cm" svg:y1="26.091cm" svg:x2="5.451cm" svg:y2="26.396cm">
                <text:p/>
              </draw:line>
              <draw:line draw:style-name="gr110" draw:text-style-name="P5" draw:layer="layout" svg:x1="4.747cm" svg:y1="26.192cm" svg:x2="5.275cm" svg:y2="26.497cm">
                <text:p/>
              </draw:line>
              <draw:line draw:style-name="gr111" draw:text-style-name="P5" draw:layer="layout" svg:x1="4.571cm" svg:y1="26.294cm" svg:x2="4.923cm" svg:y2="26.497cm">
                <text:p/>
              </draw:line>
              <draw:polygon draw:style-name="gr112" draw:text-style-name="P14" draw:layer="layout" svg:width="2.814cm" svg:height="1.83cm" svg:x="2.108cm" svg:y="25.226cm" svg:viewBox="0 0 2815 1831" draw:points="0,203 0,0 2815,1627 2815,1831">
                <text:p/>
              </draw:polygon>
              <draw:polygon draw:style-name="gr113" draw:text-style-name="P7" draw:layer="layout" svg:width="3.782cm" svg:height="2.389cm" svg:x="2.108cm" svg:y="24.667cm" svg:viewBox="0 0 3783 2390" draw:points="968,0 3783,1627 3783,1831 2815,2390 0,763 0,559">
                <text:p/>
              </draw:polygon>
            </draw:g>
          </draw:g>
        </draw:g>
        <draw:g xml:id="id5" draw:id="id5"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14" draw:text-style-name="P1" draw:layer="layout" svg:width="2.08cm" svg:height="1.189cm" svg:x="12.219cm" svg:y="25.161cm" svg:viewBox="0 0 2081 1190" svg:d="M0 1190c0 0 1577-438 1940-770 335-307-2-420-243-420 0 152-1697 1120-1697 1190z">
            <text:p/>
          </draw:path>
          <draw:g>
            <draw:polygon draw:style-name="gr115" draw:text-style-name="P15" draw:layer="layout" svg:width="4.114cm" svg:height="2.378cm" svg:x="9.882cm" svg:y="24.139cm" svg:viewBox="0 0 4115 2379" draw:points="1664,2379 4115,962 2452,0 0,1417">
              <text:p/>
            </draw:polygon>
            <draw:polygon draw:style-name="gr116" draw:text-style-name="P19" draw:layer="layout" svg:width="2.713cm" svg:height="1.568cm" svg:x="10.32cm" svg:y="24.392cm" svg:viewBox="0 0 2714 1569" draw:points="2714,405 2014,0 0,1164 700,1569">
              <text:p/>
            </draw:polygon>
            <draw:polygon draw:style-name="gr117" draw:text-style-name="P20" draw:layer="layout" svg:width="2.45cm" svg:height="3.643cm" svg:x="9.883cm" svg:y="21.913cm" svg:viewBox="0 0 2451 3644" draw:points="2451,2227 2451,0 0,1417 0,3644">
              <text:p/>
            </draw:polygon>
            <draw:polygon draw:style-name="gr118" draw:text-style-name="P17" draw:layer="layout" svg:width="2.275cm" svg:height="3.187cm" svg:x="9.97cm" svg:y="22.064cm" svg:viewBox="0 0 2276 3188" draw:points="2276,1872 2276,0 0,1316 0,3188">
              <text:p/>
            </draw:polygon>
            <draw:polygon draw:style-name="gr119" draw:text-style-name="P15" draw:layer="layout" svg:width="2.538cm" svg:height="1.467cm" svg:x="9.795cm" svg:y="21.862cm" svg:viewBox="0 0 2539 1468" draw:points="88,1468 2539,51 2451,0 0,1417">
              <text:p/>
            </draw:polygon>
            <draw:polygon draw:style-name="gr120" draw:text-style-name="P21" draw:layer="layout" svg:width="0.087cm" svg:height="2.276cm" svg:x="9.794cm" svg:y="23.279cm" svg:viewBox="0 0 88 2277" draw:points="88,2277 88,51 0,0 0,2227">
              <text:p/>
            </draw:polygon>
            <draw:polygon draw:style-name="gr121" draw:text-style-name="P22" draw:layer="layout" svg:width="1.662cm" svg:height="1.214cm" svg:x="9.883cm" svg:y="25.556cm" svg:viewBox="0 0 1663 1215" draw:points="1663,1215 1663,962 0,0 0,253">
              <text:p/>
            </draw:polygon>
            <draw:line draw:style-name="gr122" draw:text-style-name="P23" draw:layer="layout" svg:x1="12.859cm" svg:y1="24.696cm" svg:x2="10.845cm" svg:y2="25.86cm">
              <text:p/>
            </draw:line>
            <draw:line draw:style-name="gr123" draw:text-style-name="P23" draw:layer="layout" svg:x1="12.684cm" svg:y1="24.595cm" svg:x2="10.67cm" svg:y2="25.759cm">
              <text:p/>
            </draw:line>
            <draw:line draw:style-name="gr124" draw:text-style-name="P23" draw:layer="layout" svg:x1="12.509cm" svg:y1="24.494cm" svg:x2="10.495cm" svg:y2="25.658cm">
              <text:p/>
            </draw:line>
            <draw:line draw:style-name="gr125" draw:text-style-name="P23" draw:layer="layout" svg:x1="10.758cm" svg:y1="25.506cm" svg:x2="10.583cm" svg:y2="25.405cm">
              <text:p/>
            </draw:line>
            <draw:line draw:style-name="gr126" draw:text-style-name="P23" draw:layer="layout" svg:x1="10.933cm" svg:y1="25.404cm" svg:x2="10.758cm" svg:y2="25.303cm">
              <text:p/>
            </draw:line>
            <draw:line draw:style-name="gr127" draw:text-style-name="P23" draw:layer="layout" svg:x1="11.108cm" svg:y1="25.303cm" svg:x2="10.933cm" svg:y2="25.202cm">
              <text:p/>
            </draw:line>
            <draw:line draw:style-name="gr128" draw:text-style-name="P23" draw:layer="layout" svg:x1="11.02cm" svg:y1="25.556cm" svg:x2="10.845cm" svg:y2="25.455cm">
              <text:p/>
            </draw:line>
            <draw:line draw:style-name="gr129" draw:text-style-name="P23" draw:layer="layout" svg:x1="11.195cm" svg:y1="25.455cm" svg:x2="11.02cm" svg:y2="25.354cm">
              <text:p/>
            </draw:line>
            <draw:line draw:style-name="gr130" draw:text-style-name="P23" draw:layer="layout" svg:x1="11.37cm" svg:y1="25.354cm" svg:x2="11.195cm" svg:y2="25.253cm">
              <text:p/>
            </draw:line>
            <draw:line draw:style-name="gr131" draw:text-style-name="P23" draw:layer="layout" svg:x1="11.283cm" svg:y1="25.202cm" svg:x2="11.108cm" svg:y2="25.101cm">
              <text:p/>
            </draw:line>
            <draw:line draw:style-name="gr132" draw:text-style-name="P23" draw:layer="layout" svg:x1="11.546cm" svg:y1="25.252cm" svg:x2="11.371cm" svg:y2="25.151cm">
              <text:p/>
            </draw:line>
            <draw:line draw:style-name="gr133" draw:text-style-name="P23" draw:layer="layout" svg:x1="11.458cm" svg:y1="25.101cm" svg:x2="11.283cm" svg:y2="25cm">
              <text:p/>
            </draw:line>
            <draw:line draw:style-name="gr134" draw:text-style-name="P23" draw:layer="layout" svg:x1="11.633cm" svg:y1="24.999cm" svg:x2="11.458cm" svg:y2="24.898cm">
              <text:p/>
            </draw:line>
            <draw:line draw:style-name="gr135" draw:text-style-name="P23" draw:layer="layout" svg:x1="11.808cm" svg:y1="24.898cm" svg:x2="11.633cm" svg:y2="24.797cm">
              <text:p/>
            </draw:line>
            <draw:line draw:style-name="gr136" draw:text-style-name="P23" draw:layer="layout" svg:x1="11.721cm" svg:y1="25.151cm" svg:x2="11.546cm" svg:y2="25.05cm">
              <text:p/>
            </draw:line>
            <draw:line draw:style-name="gr137" draw:text-style-name="P23" draw:layer="layout" svg:x1="11.896cm" svg:y1="25.05cm" svg:x2="11.721cm" svg:y2="24.949cm">
              <text:p/>
            </draw:line>
            <draw:line draw:style-name="gr138" draw:text-style-name="P23" draw:layer="layout" svg:x1="12.071cm" svg:y1="24.949cm" svg:x2="11.896cm" svg:y2="24.848cm">
              <text:p/>
            </draw:line>
            <draw:line draw:style-name="gr139" draw:text-style-name="P23" draw:layer="layout" svg:x1="11.983cm" svg:y1="24.797cm" svg:x2="11.808cm" svg:y2="24.696cm">
              <text:p/>
            </draw:line>
            <draw:line draw:style-name="gr140" draw:text-style-name="P23" draw:layer="layout" svg:x1="12.246cm" svg:y1="24.848cm" svg:x2="12.071cm" svg:y2="24.747cm">
              <text:p/>
            </draw:line>
            <draw:line draw:style-name="gr141" draw:text-style-name="P23" draw:layer="layout" svg:x1="12.158cm" svg:y1="24.696cm" svg:x2="11.983cm" svg:y2="24.595cm">
              <text:p/>
            </draw:line>
            <draw:line draw:style-name="gr142" draw:text-style-name="P23" draw:layer="layout" svg:x1="12.334cm" svg:y1="24.595cm" svg:x2="12.159cm" svg:y2="24.494cm">
              <text:p/>
            </draw:line>
            <draw:line draw:style-name="gr143" draw:text-style-name="P23" draw:layer="layout" svg:x1="12.421cm" svg:y1="24.746cm" svg:x2="12.246cm" svg:y2="24.645cm">
              <text:p/>
            </draw:line>
            <draw:line draw:style-name="gr144" draw:text-style-name="P23" draw:layer="layout" svg:x1="11.283cm" svg:y1="25.607cm" svg:x2="11.108cm" svg:y2="25.506cm">
              <text:p/>
            </draw:line>
            <draw:line draw:style-name="gr145" draw:text-style-name="P23" draw:layer="layout" svg:x1="11.458cm" svg:y1="25.506cm" svg:x2="11.283cm" svg:y2="25.405cm">
              <text:p/>
            </draw:line>
            <draw:line draw:style-name="gr146" draw:text-style-name="P23" draw:layer="layout" svg:x1="11.633cm" svg:y1="25.404cm" svg:x2="11.458cm" svg:y2="25.303cm">
              <text:p/>
            </draw:line>
            <draw:line draw:style-name="gr147" draw:text-style-name="P23" draw:layer="layout" svg:x1="11.721cm" svg:y1="25.556cm" svg:x2="11.546cm" svg:y2="25.455cm">
              <text:p/>
            </draw:line>
            <draw:line draw:style-name="gr148" draw:text-style-name="P23" draw:layer="layout" svg:x1="11.896cm" svg:y1="25.455cm" svg:x2="11.721cm" svg:y2="25.354cm">
              <text:p/>
            </draw:line>
            <draw:line draw:style-name="gr149" draw:text-style-name="P23" draw:layer="layout" svg:x1="11.808cm" svg:y1="25.303cm" svg:x2="11.633cm" svg:y2="25.202cm">
              <text:p/>
            </draw:line>
            <draw:line draw:style-name="gr150" draw:text-style-name="P23" draw:layer="layout" svg:x1="11.983cm" svg:y1="25.202cm" svg:x2="11.808cm" svg:y2="25.101cm">
              <text:p/>
            </draw:line>
            <draw:line draw:style-name="gr151" draw:text-style-name="P23" draw:layer="layout" svg:x1="12.158cm" svg:y1="25.101cm" svg:x2="11.983cm" svg:y2="25cm">
              <text:p/>
            </draw:line>
            <draw:line draw:style-name="gr152" draw:text-style-name="P23" draw:layer="layout" svg:x1="12.334cm" svg:y1="24.999cm" svg:x2="12.159cm" svg:y2="24.898cm">
              <text:p/>
            </draw:line>
            <draw:line draw:style-name="gr153" draw:text-style-name="P23" draw:layer="layout" svg:x1="12.596cm" svg:y1="25.05cm" svg:x2="12.421cm" svg:y2="24.949cm">
              <text:p/>
            </draw:line>
            <draw:line draw:style-name="gr154" draw:text-style-name="P23" draw:layer="layout" svg:x1="12.509cm" svg:y1="24.898cm" svg:x2="12.334cm" svg:y2="24.797cm">
              <text:p/>
            </draw:line>
            <draw:line draw:style-name="gr155" draw:text-style-name="P23" draw:layer="layout" svg:x1="12.771cm" svg:y1="24.949cm" svg:x2="12.596cm" svg:y2="24.848cm">
              <text:p/>
            </draw:line>
            <draw:line draw:style-name="gr156" draw:text-style-name="P23" draw:layer="layout" svg:x1="11.37cm" svg:y1="25.759cm" svg:x2="11.195cm" svg:y2="25.658cm">
              <text:p/>
            </draw:line>
            <draw:line draw:style-name="gr157" draw:text-style-name="P23" draw:layer="layout" svg:x1="11.546cm" svg:y1="25.657cm" svg:x2="11.371cm" svg:y2="25.556cm">
              <text:p/>
            </draw:line>
            <draw:polygon draw:style-name="gr158" draw:text-style-name="P24" draw:layer="layout" svg:width="2.45cm" svg:height="1.669cm" svg:x="11.546cm" svg:y="25.101cm" svg:viewBox="0 0 2451 1670" draw:points="2451,253 2451,0 0,1417 0,1670">
              <text:p/>
            </draw:polygon>
            <draw:polygon draw:style-name="gr159" draw:text-style-name="P7" draw:layer="layout" svg:width="4.201cm" svg:height="4.908cm" svg:x="9.795cm" svg:y="21.862cm" svg:viewBox="0 0 4202 4909" draw:points="2451,0 0,1417 0,3644 87,3694 87,3947 1751,4909 4202,3492 4202,3239 2539,2277 2539,51">
              <text:p/>
            </draw:polygon>
            <draw:polygon draw:style-name="gr160" draw:text-style-name="P23" draw:layer="layout" svg:width="1.05cm" svg:height="0.606cm" svg:x="11.895cm" svg:y="25.253cm" svg:viewBox="0 0 1051 607" draw:points="1051,253 613,0 0,354 438,607">
              <text:p/>
            </draw:polygon>
            <draw:line draw:style-name="gr161" draw:text-style-name="P23" draw:layer="layout" svg:x1="10.845cm" svg:y1="25.657cm" svg:x2="10.67cm" svg:y2="25.556cm">
              <text:p/>
            </draw:line>
            <draw:line draw:style-name="gr162" draw:text-style-name="P23" draw:layer="layout" svg:x1="11.108cm" svg:y1="25.708cm" svg:x2="10.933cm" svg:y2="25.607cm">
              <text:p/>
            </draw:line>
          </draw:g>
        </draw:g>
        <draw:g xml:id="id6" draw:id="id6"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63" draw:text-style-name="P1" draw:layer="layout" svg:width="0.988cm" svg:height="0.419cm" svg:x="17.883cm" svg:y="25.183cm" svg:viewBox="0 0 989 420" svg:d="M0 420c381 0 727-70 849-140s243-280 0-280c15 31-849 420-849 420z">
            <text:p/>
          </draw:path>
          <draw:g>
            <draw:polygon draw:style-name="gr164" draw:text-style-name="P15" draw:layer="layout" svg:width="1.817cm" svg:height="1.049cm" svg:x="16.913cm" svg:y="22.453cm" svg:viewBox="0 0 1818 1050" draw:points="1455,1050 1818,840 363,0 0,210">
              <text:p/>
            </draw:polygon>
            <draw:polygon draw:style-name="gr165" draw:text-style-name="P6" draw:layer="layout" svg:width="0.138cm" svg:height="0.32cm" svg:x="18.454cm" svg:y="23.63cm" svg:viewBox="0 0 139 321" draw:points="139,241 139,0 0,80 0,321">
              <text:p/>
            </draw:polygon>
            <draw:polygon draw:style-name="gr166" draw:text-style-name="P25" draw:layer="layout" svg:width="0.606cm" svg:height="0.489cm" svg:x="17.883cm" svg:y="25.113cm" svg:viewBox="0 0 607 490" draw:points="607,140 607,0 0,350 0,490">
              <text:p/>
            </draw:polygon>
            <draw:polygon draw:style-name="gr167" draw:text-style-name="P26" draw:layer="layout" svg:width="0.362cm" svg:height="2.309cm" svg:x="18.368cm" svg:y="23.293cm" svg:viewBox="0 0 363 2310" draw:points="363,2100 363,0 0,210 0,2310">
              <text:p/>
            </draw:polygon>
            <draw:polygon draw:style-name="gr168" draw:text-style-name="P27" draw:layer="layout" svg:width="0.85cm" svg:height="0.629cm" svg:x="17.033cm" svg:y="24.973cm" svg:viewBox="0 0 851 630" draw:points="850,630 851,490 1,0 0,140">
              <text:p/>
            </draw:polygon>
            <draw:polygon draw:style-name="gr169" draw:text-style-name="P15" draw:layer="layout" svg:width="1.09cm" svg:height="0.629cm" svg:x="17.034cm" svg:y="24.833cm" svg:viewBox="0 0 1091 630" draw:points="849,630 1091,490 242,0 0,140">
              <text:p/>
            </draw:polygon>
            <draw:polygon draw:style-name="gr170" draw:text-style-name="P28" draw:layer="layout" svg:width="1.454cm" svg:height="2.939cm" svg:x="16.913cm" svg:y="22.663cm" svg:viewBox="0 0 1455 2940" draw:points="1455,2940 1455,840 0,0 0,2100">
              <text:p/>
            </draw:polygon>
            <draw:polygon draw:style-name="gr171" draw:text-style-name="P7" draw:layer="layout" svg:width="1.817cm" svg:height="3.149cm" svg:x="16.913cm" svg:y="22.453cm" svg:viewBox="0 0 1818 3150" draw:points="1818,2940 1818,840 363,0 0,210 0,2310 242,2450 121,2520 121,2660 970,3150 1212,3010 1455,3150">
              <text:p/>
            </draw:polygon>
            <draw:polygon draw:style-name="gr172" draw:text-style-name="P29" draw:layer="layout" svg:width="0.12cm" svg:height="0.209cm" svg:x="18.489cm" svg:y="24.273cm" svg:viewBox="0 0 121 210" draw:points="121,140 121,0 0,70 0,210">
              <text:p/>
            </draw:polygon>
          </draw:g>
        </draw:g>
        <draw:line draw:style-name="gr173" draw:text-style-name="P30" draw:layer="layout" svg:x1="1.762cm" svg:y1="5.953cm" svg:x2="19.923cm" svg:y2="5.953cm">
          <text:p/>
        </draw:line>
        <draw:connector draw:style-name="gr50" draw:text-style-name="P13" draw:layer="layout" draw:type="curve" svg:x1="4.571cm" svg:y1="21.056cm" svg:x2="5.427cm" svg:y2="16.523cm" draw:start-shape="id3" draw:start-glue-point="0" draw:end-shape="id4" draw:end-glue-point="12" svg:d="M4571 21056c0-3022 285-4533 856-4533" svg:viewBox="0 0 857 4534">
          <text:p text:style-name="P8"><text:span text:style-name="T1">gRPC + protobufs</text:span></text:p>
        </draw:connector>
        <draw:connector draw:style-name="gr50" draw:text-style-name="P13" draw:layer="layout" draw:type="curve" svg:x1="12.047cm" svg:y1="21.862cm" svg:x2="9.999cm" svg:y2="19.497cm" draw:start-shape="id5" draw:start-glue-point="0" draw:end-shape="id4" svg:d="M12047 21862c0-1774-2048-592-2048-2365" svg:viewBox="0 0 2049 2366">
          <text:p text:style-name="P8"><text:span text:style-name="T1">gRPC + protobufs</text:span></text:p>
        </draw:connector>
        <draw:connector draw:style-name="gr50" draw:text-style-name="P13" draw:layer="layout" draw:type="curve" svg:x1="17.892cm" svg:y1="22.453cm" svg:x2="14.572cm" svg:y2="16.227cm" draw:start-shape="id6" draw:start-glue-point="0" draw:end-shape="id4" draw:end-glue-point="1" svg:d="M17892 22453c0-4151-1106-6226-3320-6226" svg:viewBox="0 0 3321 6227">
          <text:p text:style-name="P8"><text:span text:style-name="T1">gRPC + protobufs</text:span></text:p>
        </draw:connector>
        <draw:frame draw:style-name="gr174" draw:text-style-name="P31" draw:layer="layout" svg:width="4.318cm" svg:height="2.286cm" svg:x="1.635cm" svg:y="6.461cm">
          <draw:text-box>
            <text:p><text:span text:style-name="T2">Company Network</text:span></text:p>
          </draw:text-box>
        </draw:frame>
        <draw:g xml:id="id2" draw:id="id2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75" draw:text-style-name="P1" draw:layer="layout" svg:width="2.507cm" svg:height="1.469cm" svg:x="9.469cm" svg:y="9.963cm" svg:viewBox="0 0 2508 1470" svg:d="M0 1470c710 0 1823-464 2303-770s0-700-242-700z">
            <text:p/>
          </draw:path>
          <draw:g>
            <draw:polygon draw:style-name="gr176" draw:text-style-name="P2" draw:layer="layout" svg:width="1.454cm" svg:height="3.639cm" svg:x="8.014cm" svg:y="7.793cm" svg:viewBox="0 0 1455 3640" draw:points="0,2800 0,0 1455,840 1455,3640">
              <text:p/>
            </draw:polygon>
            <draw:polygon draw:style-name="gr177" draw:text-style-name="P3" draw:layer="layout" svg:width="2.06cm" svg:height="3.989cm" svg:x="9.469cm" svg:y="7.443cm" svg:viewBox="0 0 2061 3990" draw:points="0,3990 0,1190 2061,0 2061,2800">
              <text:p/>
            </draw:polygon>
            <draw:polygon draw:style-name="gr178" draw:text-style-name="P32" draw:layer="layout" svg:width="3.515cm" svg:height="2.029cm" svg:x="8.014cm" svg:y="6.603cm" svg:viewBox="0 0 3516 2030" draw:points="1455,2030 0,1190 2061,0 3516,840">
              <text:p/>
            </draw:polygon>
            <draw:polygon draw:style-name="gr179" draw:text-style-name="P7" draw:layer="layout" svg:width="3.515cm" svg:height="4.829cm" svg:x="8.014cm" svg:y="6.603cm" svg:viewBox="0 0 3516 4830" draw:points="0,3990 0,1190 2061,0 3516,840 3516,3640 1455,4830">
              <text:p/>
            </draw:polygon>
            <draw:line draw:style-name="gr180" draw:text-style-name="P5" draw:layer="layout" svg:x1="9.226cm" svg:y1="10.733cm" svg:x2="8.256cm" svg:y2="10.173cm">
              <text:p/>
            </draw:line>
            <draw:line draw:style-name="gr181" draw:text-style-name="P5" draw:layer="layout" svg:x1="9.226cm" svg:y1="11.013cm" svg:x2="8.256cm" svg:y2="10.453cm">
              <text:p/>
            </draw:line>
            <draw:line draw:style-name="gr182" draw:text-style-name="P5" draw:layer="layout" svg:x1="9.226cm" svg:y1="10.873cm" svg:x2="8.256cm" svg:y2="10.313cm">
              <text:p/>
            </draw:line>
            <draw:polyline draw:style-name="gr183" draw:text-style-name="P5" draw:layer="layout" svg:width="1.211cm" svg:height="0.839cm" svg:x="8.135cm" svg:y="8.213cm" svg:viewBox="0 0 1212 840" draw:points="1212,840 0,140 0,0">
              <text:p/>
            </draw:polyline>
            <draw:polyline draw:style-name="gr184" draw:text-style-name="P5" draw:layer="layout" svg:width="1.19cm" svg:height="0.842cm" svg:x="8.156cm" svg:y="8.21cm" svg:viewBox="0 0 1191 843" draw:points="1191,843 1191,703 0,0">
              <text:p/>
            </draw:polyline>
            <draw:polygon draw:style-name="gr185" draw:text-style-name="P6" draw:layer="layout" svg:width="0.141cm" svg:height="0.246cm" svg:x="8.584cm" svg:y="9.61cm" svg:viewBox="0 0 142 247" draw:points="0,165 0,0 142,82 142,247">
              <text:p/>
            </draw:polygon>
            <draw:line draw:style-name="gr186" draw:text-style-name="P5" draw:layer="layout" svg:x1="9.226cm" svg:y1="10.593cm" svg:x2="8.256cm" svg:y2="10.033cm">
              <text:p/>
            </draw:line>
          </draw:g>
          <draw:g>
            <draw:polygon draw:style-name="gr187" draw:text-style-name="P33" draw:layer="layout" svg:width="0.884cm" svg:height="1.15cm" svg:x="10.958cm" svg:y="9.053cm" svg:viewBox="0 0 885 1151" draw:points="0,640 0,0 608,352 664,256 885,384 885,1151">
              <text:p/>
            </draw:polygon>
            <draw:polygon draw:style-name="gr188" draw:text-style-name="P34" draw:layer="layout" svg:width="0.995cm" svg:height="1.086cm" svg:x="10.847cm" svg:y="9.117cm" svg:viewBox="0 0 996 1087" draw:points="111,576 0,0 885,512 996,1087">
              <text:p/>
            </draw:polygon>
            <draw:polygon draw:style-name="gr189" draw:text-style-name="P34" draw:layer="layout" svg:width="1.106cm" svg:height="0.99cm" svg:x="10.736cm" svg:y="9.213cm" svg:viewBox="0 0 1107 991" draw:points="222,480 0,0 885,512 1107,991">
              <text:p/>
            </draw:polygon>
            <draw:polygon draw:style-name="gr190" draw:text-style-name="P33" draw:layer="layout" svg:width="1.161cm" svg:height="0.862cm" svg:x="10.681cm" svg:y="9.341cm" svg:viewBox="0 0 1162 863" draw:points="277,352 0,0 830,448 1162,863">
              <text:p/>
            </draw:polygon>
            <draw:polygon draw:style-name="gr191" draw:text-style-name="P7" draw:layer="layout" svg:width="1.161cm" svg:height="1.15cm" svg:x="10.681cm" svg:y="9.053cm" svg:viewBox="0 0 1162 1151" draw:points="277,128 277,0 885,352 940,256 1162,384 1162,1151 277,640 0,288 154,368 55,160 198,244 166,64">
              <text:p/>
            </draw:polygon>
          </draw:g>
          <draw:g>
            <draw:polygon draw:style-name="gr192" draw:text-style-name="P33" draw:layer="layout" svg:width="0.51cm" svg:height="0.738cm" svg:x="11.313cm" svg:y="10.515cm" svg:viewBox="0 0 511 739" draw:points="511,0 0,74 511,739">
              <text:p/>
            </draw:polygon>
            <draw:polygon draw:style-name="gr193" draw:text-style-name="P33" draw:layer="layout" svg:width="0.51cm" svg:height="0.738cm" svg:x="10.802cm" svg:y="9.924cm" svg:viewBox="0 0 511 739" draw:points="0,0 511,665 0,739">
              <text:p/>
            </draw:polygon>
            <draw:polygon draw:style-name="gr194" draw:text-style-name="P33" draw:layer="layout" svg:width="1.022cm" svg:height="0.738cm" svg:x="10.802cm" svg:y="10.515cm" svg:viewBox="0 0 1023 739" draw:points="1023,739 511,0 0,148">
              <text:p/>
            </draw:polygon>
            <draw:polygon draw:style-name="gr195" draw:text-style-name="P33" draw:layer="layout" svg:width="1.022cm" svg:height="0.738cm" svg:x="10.802cm" svg:y="9.924cm" svg:viewBox="0 0 1023 739" draw:points="1023,591 511,739 0,0">
              <text:p/>
            </draw:polygon>
            <draw:polygon draw:style-name="gr196" draw:text-style-name="P7" draw:layer="layout" svg:width="1.022cm" svg:height="1.329cm" svg:x="10.802cm" svg:y="9.924cm" svg:viewBox="0 0 1023 1330" draw:points="0,739 0,0 1023,591 1023,1330">
              <text:p/>
            </draw:polygon>
          </draw:g>
          <draw:g>
            <draw:custom-shape draw:style-name="gr197" draw:text-style-name="P35" draw:layer="layout" svg:width="0.932cm" svg:height="1.38cm" svg:x="9.992cm" svg:y="10.014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98" draw:text-style-name="P36" draw:layer="layout" svg:width="0.932cm" svg:height="0.437cm" svg:x="9.992cm" svg:y="10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9" draw:text-style-name="P10" draw:layer="layout" svg:width="1.021cm" svg:height="1.015cm" svg:x="9.954cm" svg:y="9.2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200" draw:text-style-name="P11" draw:layer="layout" svg:width="0.622cm" svg:height="0.949cm" svg:x="10.181cm" svg:y="9.291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201" draw:text-style-name="P11" draw:layer="layout" svg:width="0.257cm" svg:height="0.432cm" svg:x="10.691cm" svg:y="9.35cm" svg:viewBox="0 0 258 433" svg:d="M227 433v-33l-57-98v-99l-57-131-113-65c113-65 340 360 227 426z">
              <text:p/>
            </draw:path>
            <draw:g>
              <draw:line draw:style-name="gr202" draw:text-style-name="P12" draw:layer="layout" svg:x1="10.408cm" svg:y1="9.913cm" svg:x2="10.351cm" svg:y2="9.684cm">
                <text:p/>
              </draw:line>
              <draw:line draw:style-name="gr203" draw:text-style-name="P12" draw:layer="layout" svg:x1="10.407cm" svg:y1="9.914cm" svg:x2="10.464cm" svg:y2="9.75cm">
                <text:p/>
              </draw:line>
              <draw:line draw:style-name="gr204" draw:text-style-name="P12" draw:layer="layout" svg:x1="10.521cm" svg:y1="9.914cm" svg:x2="10.464cm" svg:y2="9.75cm">
                <text:p/>
              </draw:line>
              <draw:line draw:style-name="gr205" draw:text-style-name="P12" draw:layer="layout" svg:x1="10.521cm" svg:y1="9.913cm" svg:x2="10.578cm" svg:y2="9.684cm">
                <text:p/>
              </draw:line>
            </draw:g>
            <draw:g>
              <draw:line draw:style-name="gr206" draw:text-style-name="P12" draw:layer="layout" svg:x1="10.748cm" svg:y1="9.913cm" svg:x2="10.691cm" svg:y2="9.684cm">
                <text:p/>
              </draw:line>
              <draw:line draw:style-name="gr207" draw:text-style-name="P12" draw:layer="layout" svg:x1="10.747cm" svg:y1="9.914cm" svg:x2="10.804cm" svg:y2="9.75cm">
                <text:p/>
              </draw:line>
              <draw:line draw:style-name="gr208" draw:text-style-name="P12" draw:layer="layout" svg:x1="10.861cm" svg:y1="9.914cm" svg:x2="10.804cm" svg:y2="9.75cm">
                <text:p/>
              </draw:line>
              <draw:line draw:style-name="gr209" draw:text-style-name="P12" draw:layer="layout" svg:x1="10.861cm" svg:y1="9.913cm" svg:x2="10.918cm" svg:y2="9.684cm">
                <text:p/>
              </draw:line>
            </draw:g>
            <draw:g>
              <draw:line draw:style-name="gr210" draw:text-style-name="P12" draw:layer="layout" svg:x1="10.068cm" svg:y1="9.913cm" svg:x2="10.011cm" svg:y2="9.684cm">
                <text:p/>
              </draw:line>
              <draw:line draw:style-name="gr211" draw:text-style-name="P12" draw:layer="layout" svg:x1="10.067cm" svg:y1="9.914cm" svg:x2="10.124cm" svg:y2="9.75cm">
                <text:p/>
              </draw:line>
              <draw:line draw:style-name="gr212" draw:text-style-name="P12" draw:layer="layout" svg:x1="10.181cm" svg:y1="9.914cm" svg:x2="10.124cm" svg:y2="9.75cm">
                <text:p/>
              </draw:line>
              <draw:line draw:style-name="gr213" draw:text-style-name="P12" draw:layer="layout" svg:x1="10.181cm" svg:y1="9.913cm" svg:x2="10.238cm" svg:y2="9.684cm">
                <text:p/>
              </draw:line>
            </draw:g>
          </draw:g>
        </draw:g>
        <draw:connector draw:style-name="gr50" draw:text-style-name="P13" draw:layer="layout" draw:type="line" svg:x1="9.995cm" svg:y1="11.433cm" svg:x2="9.999cm" svg:y2="12.958cm" draw:start-shape="id2" draw:start-glue-point="2" draw:end-shape="id4" draw:end-glue-point="0" svg:d="M9995 11433l4 1525" svg:viewBox="0 0 5 1526">
          <text:p text:style-name="P8"><text:span text:style-name="T1">gRPC + protobufs</text:span></text:p>
        </draw:connector>
        <draw:frame draw:style-name="gr19" draw:text-style-name="P9" draw:layer="layout" svg:width="6.273cm" svg:height="3.095cm" svg:x="11.414cm" svg:y="6.795cm">
          <draw:text-box>
            <text:p text:style-name="P8">Web Server (Flask)</text:p>
            <text:p text:style-name="P8">+</text:p>
            <text:p text:style-name="P8">TensorFlow Serving 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2" draw:display-name="Gradient 2" draw:style="square" draw:cx="30%" draw:cy="30%" draw:start-color="#666666" draw:end-color="#999999" draw:start-intensity="100%" draw:end-intensity="100%" draw:angle="0" draw:border="0%"/>
    <draw:gradient draw:name="Gradient_20_3" draw:display-name="Gradient 3" draw:style="linear" draw:start-color="#666666" draw:end-color="#999999" draw:start-intensity="100%" draw:end-intensity="100%" draw:angle="900" draw:border="10%"/>
    <draw:gradient draw:name="Gradient_20_4" draw:display-name="Gradient 4" draw:style="linear" draw:start-color="#666666" draw:end-color="#999999" draw:start-intensity="100%" draw:end-intensity="100%" draw:angle="900" draw:border="10%"/>
    <draw:gradient draw:name="Gradient_20_5" draw:display-name="Gradient 5" draw:style="square" draw:cx="30%" draw:cy="30%" draw:start-color="#666666" draw:end-color="#999999" draw:start-intensity="100%" draw:end-intensity="100%" draw:angle="0" draw:border="0%"/>
    <draw:gradient draw:name="Gradient_20_6" draw:display-name="Gradient 6" draw:style="square" draw:cx="30%" draw:cy="30%" draw:start-color="#666666" draw:end-color="#999999" draw:start-intensity="100%" draw:end-intensity="100%" draw:angle="0" draw:border="0%"/>
    <draw:gradient draw:name="Gradient_20_7" draw:display-name="Gradient 7" draw:style="square" draw:cx="30%" draw:cy="30%" draw:start-color="#666666" draw:end-color="#999999" draw:start-intensity="100%" draw:end-intensity="100%" draw:angle="0" draw:border="0%"/>
    <draw:gradient draw:name="Gradient_20_8" draw:display-name="Gradient 8" draw:style="linear" draw:start-color="#666666" draw:end-color="#999999" draw:start-intensity="100%" draw:end-intensity="100%" draw:angle="900" draw:border="10%"/>
    <draw:gradient draw:name="Gradient_20_9" draw:display-name="Gradient 9" draw:style="linear" draw:start-color="#666666" draw:end-color="#999999" draw:start-intensity="100%" draw:end-intensity="100%" draw:angle="900" draw:border="1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06:19:45.164986005</meta:creation-date>
    <dc:date>2017-11-11T21:47:15.375624683</dc:date>
    <meta:editing-duration>PT1M56S</meta:editing-duration>
    <meta:editing-cycles>4</meta:editing-cycles>
    <meta:generator>LibreOffice/5.1.6.2$Linux_X86_64 LibreOffice_project/10m0$Build-2</meta:generator>
    <meta:document-statistic meta:object-count="248"/>
  </office:meta>
</office:document-meta>
</file>